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DejaVu Sans" svg:font-family="DejaVu Sans" style:font-family-generic="system" style:font-pitch="variable" svg:panose-1="2 11 6 3 3 8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Droid Sans Mono" svg:font-family="Droid Sans Mono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Policepardéfaut" style:family="text">
      <style:text-properties fo:background-color="#FFFF00"/>
    </style:style>
    <style:style style:name="T3" style:parent-style-name="Policepardéfaut" style:family="text">
      <style:text-properties fo:background-color="#FFFF00"/>
    </style:style>
    <style:style style:name="P4" style:parent-style-name="Standard" style:family="paragraph">
      <style:text-properties fo:background-color="#FFFF00"/>
    </style:style>
    <style:style style:name="T5" style:parent-style-name="Policepardéfaut" style:family="text">
      <style:text-properties style:font-name="Droid Sans Mono" fo:color="#569CD6" fo:font-size="10.5pt" style:font-size-asian="10.5pt" fo:background-color="#1E1E1E"/>
    </style:style>
    <style:style style:name="T6" style:parent-style-name="Policepardéfaut" style:family="text">
      <style:text-properties style:font-name="Droid Sans Mono" fo:color="#D4D4D4" fo:font-size="10.5pt" style:font-size-asian="10.5pt" fo:background-color="#1E1E1E"/>
    </style:style>
    <style:style style:name="T7" style:parent-style-name="Policepardéfaut" style:family="text">
      <style:text-properties style:font-name="Droid Sans Mono" fo:color="#CE9178" fo:font-size="10.5pt" style:font-size-asian="10.5pt" fo:background-color="#1E1E1E"/>
    </style:style>
    <style:style style:name="P8" style:parent-style-name="Standard" style:family="paragraph">
      <style:text-properties fo:color="#FF0000" style:text-underline-type="single" style:text-underline-style="solid" style:text-underline-width="auto" style:text-underline-mode="continuous"/>
    </style:style>
    <style:style style:name="P9" style:parent-style-name="Standard" style:family="paragraph">
      <style:text-properties fo:color="#FF0000"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Symfony command line :</text:p>
      <text:p text:style-name="Standard"/>
      <text:p text:style-name="Standard">Version = 4.4</text:p>
      <text:p text:style-name="Standard">Create projet : create-project symfony/website-skeleton<text:s/><text:span text:style-name="T2">NomduProjetSymfony<text:s/></text:span>"4.4.*"</text:p>
      <text:p text:style-name="Standard"/>
      <text:p text:style-name="Standard">Lastest version</text:p>
      <text:p text:style-name="Standard"/>
      <text:p text:style-name="Standard">→ create-project symfony/website-skeleton<text:s/><text:span text:style-name="T3">NomduProjet</text:span></text:p>
      <text:p text:style-name="P4"/>
      <text:p text:style-name="Standard">Create controller : php bin/console <text:s/>make:controller NomController</text:p>
      <text:p text:style-name="Standard"/>
      <text:p text:style-name="Standard"/>
      <text:p text:style-name="Standard">Config BDD</text:p>
      <text:p text:style-name="Standard"/>
      <text:p text:style-name="Standard"><text:span text:style-name="T5">DATABASE_URL</text:span><text:span text:style-name="T6">=</text:span><text:span text:style-name="T7">"mysql://dev:root@127.0.0.1:3306/miaw_projet?serverVersion=5.7&amp;charset=utf8mb4"</text:span></text:p>
      <text:p text:style-name="Standard"/>
      <text:p text:style-name="Standard"/>
      <text:p text:style-name="Standard">Entite</text:p>
      <text:p text:style-name="Standard"/>
      <text:p text:style-name="Standard">Créer l’entité : php bin/ console make:entity</text:p>
      <text:p text:style-name="Standard"/>
      <text:p text:style-name="Standard">→ php bin/console make:migration</text:p>
      <text:p text:style-name="Standard">→ php bin/console doctrine:migrations:migrate</text:p>
      <text:p text:style-name="Standard"/>
      <text:p text:style-name="Standard"/>
      <text:p text:style-name="Standard">Création Base de donnes :</text:p>
      <text:p text:style-name="Standard">→ CREATE DATABASE 'miaw_projet';</text:p>
      <text:p text:style-name="Standard">Créer un user :</text:p>
      <text:p text:style-name="Standard">→ CREATE USER 'dev'@'localhost' IDENTIFIED BY 'root'</text:p>
      <text:p text:style-name="Standard">Donner accès</text:p>
      <text:p text:style-name="Standard">→ GRANT ALL PRIVILEGES ON miaw_projet.* TO 'dev'@localhost'%' WITH GRANT OPTION;</text:p>
      <text:p text:style-name="Standard"/>
      <text:p text:style-name="P8">Form</text:p>
      <text:p text:style-name="Standard">composer require symfony/form</text:p>
      <text:p text:style-name="Standard"/>
      <text:p text:style-name="P9">Créer un formulaire :</text:p>
      <text:p text:style-name="Standard"/>
      <text:p text:style-name="Standard">- php bin/console make:form</text:p>
      <text:p text:style-name="Standard"><text:line-break/>ex :MoteurFormType Moteur</text:p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DejaVu Sans" svg:font-family="DejaVu Sans" style:font-family-generic="system" style:font-pitch="variable" svg:panose-1="2 11 6 3 3 8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Droid Sans Mono" svg:font-family="Droid Sans Mono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DejaVu Sans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uthuvel savoundirapandiane</meta:initial-creator>
    <dc:creator>muthuvel savoundirapandiane</dc:creator>
    <meta:creation-date>2022-03-24T11:46:00Z</meta:creation-date>
    <dc:date>2022-05-06T08:02:00Z</dc:date>
    <meta:template xlink:href="Normal" xlink:type="simple"/>
    <meta:editing-cycles>1</meta:editing-cycles>
    <meta:editing-duration>PT28680S</meta:editing-duration>
    <meta:document-statistic meta:page-count="1" meta:paragraph-count="1" meta:word-count="130" meta:character-count="848" meta:row-count="5" meta:non-whitespace-character-count="719"/>
  </office:meta>
</office:document-meta>
</file>